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 smilodon. Mais bien sûr. Et pourquoi pas un Solstice aussi ? Il était de notoriété publique qu'Atheas était une gamine capricieuse -et visiblement fantaisiste, mais là elle s'était surpassée. Vouloir un smilodon comme familier était d'une absurdité sans nom. Et pourtant, la rumeur disait que c'était bien ce que la princesse avait demandé. Enfin « demandé »... Tout en marchant en direction des portes de la capitale, Erland ruminait comme il aimait tant le faire. Et un voyage dans les montagnes en prime. Car évidemment, ce genre de bestiole ne pouvait pas vivre tranquillou dans les fourrées à côté de la ville comme un kuri-kuri ? Bien sûr que non. Il [i]fallait[/i] que ça ne se trouve que dans les montagnes à perpète. Ajouté à cela le fait les smilodons étaient réputés pour être des créatures dangereuses, le magicien était absolument ra-vi de se lancer dans cette aventure.</text:p>
      <text:p text:style-name="Standard"/>
      <text:p text:style-name="Standard">Astrid avait débarqué deux jours plus tôt en plein milieu d'une représentation. Elle avait son air surexcitée si caractéristique de quand elle prépare une connerie ou quand elle est sur un gros coup. Elle lui avait alors expliqué la situation : une rumeur courait selon laquelle quiconque ramènerait un œuf de smilodon à la princesse se verrait payé de plusieurs cristaux clairs. Si la récompense était effectivement -très- alléchante, Erland n'avait dans un premier temps pas partagé son enthousiasme, objectant que se lancer dans une telle quête sur la seule base d'une rumeur était plutôt risqué, qu'il n'avait de toute façon jamais vu de smilodon de sa vie et par conséquent serait bien incapable de reconnaître un œuf de cette espèce et que franchement si c'était pour lui dire ça elle aurait pu attendre la fin de son tour de magie, qu'il rata par conséquent, tout déconcentré qu'il était.</text:p>
      <text:p text:style-name="Standard"/>
      <text:p text:style-name="Standard">Mais vue la récompense promise, et comme le duo avait pour habitude de prendre à peu près toutes les demandes qui passent -franchement, entre ça et nettoyer des toilettes publiques, le choix était vite fait- et que de toute façon, soyons honnêtes, c'était Astrid qui décidait, les deux compères se lancèrent en quête d'un œuf de smilodon. C'est ainsi qu'Erland s'était retrouvé à se lever à l'aube pour rejoindre sa collègue à l'entrée de la ville pour partir à l'aventure. L'ancien noble avait prévu des vêtements chauds, les montagnes du Nord étant réputées pour avoir des températures bien plus basses qu'à la capitale. Il portait comme à son habitude sa grande cape -qui lui servirait particulièrement pour l'occasion- et son chapeau de magicien rapiécé et n'avait bien entendu pas oublié sa canne-épée pour compléter sa sainte trinité. Lorsqu'il arriva aux portes, Astrid l'attendait déjà. Il la rejoignit, prenant bien soin de porter son habituel masque de neutralité blasé.</text:p>
      <text:p text:style-name="Standard"/>
      <text:p text:style-name="Standard">-Yo. J'espère que tu sais par où ça pousse les smilodons et que t'as un plan, sinon j'te préviens tu vas boire de l'eau pendant un moment.</text:p>
      <text:p text:style-name="P2">Uh ? Oh ! Le visage d'Erland se teinta de surprise l'espace d'un instant, avant de se fendre d'un très large sourire. Après tout, il n'y avait rien de surprenant ici. Astrid s'était encore mis une cuite la veille et en payait aujourd'hui les pots cassés. Et le magicien de se payer -quant à lui- sa tête. L'occasion était trop belle, il partageait d'ordinaire son calvaire et n'était par conséquent pas en état de se moquer d'elle, et pour être honnête le garçon était un peu vexé que sa comparse ait festoyé sans lui. Tandis qu'Astrid était occupée à vider le contenu de son estomac à quelques mètres de là, lui arrachant tout de même une grimace de compassion entre deux rires, Erland s'approcha jusqu'à venir s'appuyer contre le chariot, son air goguenard toujours bien ancré son sa face.</text:p>
      <text:p text:style-name="Standard"/>
      <text:p text:style-name="Standard">-Oh oui pardon, quel rustre fais-je. Comment allez-vous, ma chère ? Vous m'avez l'air un peu patraque. Un léger mal de tête, peut-être ?</text:p>
      <text:p text:style-name="Standard"/>
      <text:p text:style-name="Standard">Erland jubilait intérieurement. Il avait l'opportunité rêvée de prendre sa revanche pour un réveil beaucoup trop prématuré et n'allait pas s'en priver. Son sentiment ne fit que s'accentuer lorsque Astrid lui demanda de monter dans ce vieux chariot bringuebalant au milieu des autres voyageurs, lui valant un soupir et un regard vers le ciel. Evidemment, avec leurs finances ils n'avaient d'autre choix que de passer par la solution la plus économe possible. Cela promettait donc un voyage long de plusieurs heures avec une compagnie d'une qualité discutable -Astrid mise à part évidemment-. Le magicien se hissa bon gré, mal gré, dans le chariot et une fois (in)confortablement installé, tira une flasque de la poche intérieure de sa cape pour en boire une grande lampée. </text:p>
      <text:p text:style-name="Standard"/>
      <text:p text:style-name="Text_20_body">Tout en s'essuyant le coin des lèvres, toujours ornées d'un sourire malicieux et presque involontaire, Erland tendit la flasque à Astrid, persuadé que, sachant ce qu'il y avait dedans dans l'état où elle était, elle refuserait instantanément. La gourde contenait un breuvage particulièrement apprécié des alcoolos pour sa douceur. L'alcool était en dosage -relativement- faible, sucré et par dessus tout fabriqué à base de café, en faisant une boisson parfaite pour le petit déjeuner. </text:p>
      <text:p text:style-name="Text_20_body"/>
      <text:p text:style-name="Text_20_body">-Une petite goutte ?</text:p>
      <text:p text:style-name="Text_20_body"/>
      <text:p text:style-name="Text_20_body">Après avoir bu une dernière gorgée, Erland rangea la flasque dans sa cape, de laquelle il tira ensuite un jeu de cartes. Parmi les tocs et habitudes que le prestidigitateur avait développés au fil des années, le fait de devoir toujours agiter ses doigts était l'un des plus visibles. Rares étaient ceux qui avaient vu le garçon aux cheveux argentés sans une babiole dans les mains. La plupart du temps des accessoires de magie, mais parfois n'importe quel objet à portée de main. Les cartes restaient un de ses favoris. C'est donc en manipulant distraitement son jeu que le jeune homme releva la tête vers son amie, toujours aussi mal en point tandis que le chariot s'était mis en route, cahotant au gré des cailloux du chemin mal tracé.</text:p>
      <text:p text:style-name="Text_20_body"/>
      <text:p text:style-name="Text_20_body">-Alors dis-moi, c'est quoi ton plan pour récupérer un œuf de matou ? Remarque, peut-être que si on demande gentiment ça peut l'faire hein.</text:p>
      <text:p text:style-name="P1">Plus Astrid galérait à parler, plus le sourire d'Erland s'élargissait. Et comme le garçon à la chevelure argentée ne cherchait même pas à dissimuler sa moquerie, son visage finit par n'être qu'une grande banane, si bien qu'il commençait à en avoir une crampe aux joues. Lorsque, tant bien que mal, sa comparse finit par réussir à balbutier un « plan » qui semblait lui coûter cher en énergie, tant sur le plan physique que mental, son sourire disparut finalement pour laisser place à une moue faussement impressionnée. Eh... Simple et efficace ? Simple, certes. Pour l'efficacité, cela restait à prouver.</text:p>
      <text:p text:style-name="Text_20_body"/>
      <text:p text:style-name="Text_20_body">-[i]Ta[/i] ma[i]nière[/i] de répéter « tanière » me [i]ta[/i]pe sur les [i]nerfs[/i]. Répondit-il en insistant avec force sur les syllabes adéquates.</text:p>
      <text:p text:style-name="Text_20_body"/>
      <text:p text:style-name="Text_20_body">Cela étant, le plan d'Astrid avait effectivement le mérite de ne pas être compliqué. Mais aussi de théoriquement leur éviter d'avoir à affronter les félins, chose qu'Erland n'avait pas du tout envie de faire. En contrepartie, il avait le défaut d'être assez aléatoire. La stratégie dépendait du fait que les deux citoyens trouvent un smilodon dans la montagne, réussissent à le suivre jusqu'à sa taverne, et que ce dernier décide d'aller chasser. Cela promettait d'être long et chiant. Et connaissant le caractère hyperactif de la jeune femme, probablement pénible pour le magicien. Mais en l'instant, celui-ci n'avait pas d'alternative à proposer, et Astrid n'avait de toute façon pas franchement l'air motivée pour en discuter plus que ça pour le moment, aussi il se contenta de hausser les épaules en signe d'accord résigné. Tandis que sa collègue se recroquevillait dans un coin du chariot pour terminer sa nuit -et cuver ce qui lui restait à cuver, Erland se tourna vers les autres passagers, ses lèvres à nouveau étirées en un grand sourire.</text:p>
      <text:p text:style-name="Text_20_body"/>
      <text:p text:style-name="Text_20_body">-Avez-vous déjà entendu parler du grand Mag'Oz ? Vous voulez voir des illusions ? Garanties sans fausse magie !</text:p>
      <text:p text:style-name="Text_20_body">[…]</text:p>
      <text:p text:style-name="Text_20_body">-Ah bah putain, c'est pas trop tôt !</text:p>
      <text:p text:style-name="Text_20_body"/>
      <text:p text:style-name="Text_20_body">Quelques tours de passe-passe, une petite sieste et, soyons honnêtes, un bon moment à se faire chier plus tard, la caravane était finalement arrivée à la Forteresse. Erland poussa un soupir de soulagement. Il n'y croyait plus. Son cri d’allégresse réveilla subitement Astrid de sa [strike]nuit[/strike] sieste, lui tirant un énième sourire. Décidément, c'était une bonne journée pour les taquineries. Le prestidigitateur s'étira avant de descendre du chariot. Tandis qu'il détendait ses muscles endoloris d'être resté dans la même position trop longtemps, son regard se posa enfin sur la Forteresse et il s'arrêta net, sa bouche figée dans un « waow » à peine contenu. C'était magnifique. La citadelle était construite à même la falaise, d'une grandeur majestueuse. Erland n'était jamais venu ici, ou en tout cas n'en avait pas le souvenir. Il était vrai que le spectacle valait le coup d’œil.</text:p>
      <text:p text:style-name="Text_20_body"/>
      <text:p text:style-name="Text_20_body">Le garçon fut tiré de sa contemplation par une Astrid toujours à moitié endormie, qui lui soumit la première partie de son plan. Après avoir pris connaissance de la fameuse auberge dans laquelle elle voulait qu'ils se retrouvent, Erland tourna à nouveau son regard sur la femme à tout faire, les sourcils arqués et une expression signifiant assez clairement « nan mais tu m'prends pour un jambon ou quoi ? » sur le visage. A chaque fois qu'Astrid proposait qu'ils se séparent, c'était pour pouvoir glander tranquillou pendant qu'il se démenait pour faire avancer leur mission. Il le savait, et elle savait qu'il savait, rendant la proposition encore plus exaspérante. Mais, n'ayant pas spécialement envie de se lancer dans un débat sans fin duquel il sortirait de toute façon sans aucun doute perdant -la capacité de mauvaise foi de sa partenaire étant presque légendaire, Erland lâcha simplement un soupir résigné en levant les yeux au ciel.</text:p>
      <text:p text:style-name="Text_20_body"><text:soft-page-break/></text:p>
      <text:p text:style-name="Text_20_body">-Mhmm.</text:p>
      <text:p text:style-name="Text_20_body"/>
      <text:p text:style-name="Text_20_body">Il attendit qu'Astrid se sauve pour tourner les talons et partir à son tour, en direction... de l'auberge. Après tout, c'était un endroit plus qu'approprié pour glaner des informations ou ne serait-ce qu'entendre une ou deux rumeurs. Et puis, il fallait rappeler qu'Astrid avait une cuite d'avance sur lui. Alors pour compenser, il prendrait un peu d'avance sur celle de ce soir. Il n'y avait pas de raison pour qu'elle soit la seule à prendre du bon temps. Erland poussa la porte de l'auberge avec vigueur, avant de se poster dans son embrasure, toisant la foule d'un regard brûlant d'une flamme ardente. Il avait posé sa canne sur ses épaules en travers de son dos, style épouvantail -sa pose favorite pour se donner un style théâtral.</text:p>
      <text:p text:style-name="Text_20_body"/>
      <text:p text:style-name="Text_20_body">-Salut la compagnie ! Dites-moi, avez-vous déjà entendu parler du grand Mag'Oz ? Vous voulez voir des illusions ? Garanties sans fausse magie !</text:p>
      <text:p text:style-name="Text_20_body"/>
      <text:p text:style-name="Text_20_body">Lorsque, trois quart d'heure -à une vache près- plus tard, Astrid poussa à son tour les portes de la taverne, elle trouva un Erland avachi dans un siège, une chope à la main et les pieds sur une table, lui faisant des grands signes pour qu'elle le rejoigne. Ses joues avaient rosi et il avait l'air particulièrement satisfait.</text:p>
      <text:p text:style-name="Text_20_body"/>
      <text:p text:style-name="Text_20_body">-Alors dis-moi, t'as trouvé quoi ? Je te laisse commencer, je ne voudrais pas t'intimider avec toutes les découvertes que j'ai faites...</text:p>
      <text:p text:style-name="Text_20_body"/>
      <text:p text:style-name="Text_20_body">*insérer silence gênant ici*</text:p>
      <text:p text:style-name="Text_20_body"/>
      <text:p text:style-name="Text_20_body">-... Bon ok j'ai rien foutu. Par contre... il tira une poignée de cristaux de sa poche qu'il laissa tomber bruyamment sur la table. J'ai récolté de quoi payer la soirée ! C'est déjà pas mal, heiiiiin ?</text:p>
      <text:p text:style-name="P1">Aussi étrange que cela puisse paraître, Astrid ne parut pas ravie d'entendre qu'Erland n'avait pas trouvé -cherché serait plus juste- la moindre information en plusieurs heures de recherches. Elle se lança même carrément dans une grande tirade pour le lui reprocher, tirade qui lui semblait plus apprise par cœur voire pompée -le magicien fut d'ailleurs pris d'une impression de déjà-vu, comme s'il l'avait déjà entendue quelque part- que véritablement spontanée, à laquelle il répondit par un clignement un peu trop rapide de paupières, l'air à la fois décontenancé et ennuyé. Elle était gonflée, quand même. Elle qui était la reine attitrée de la procrastination, et pour qui il se coupait en quatre tous les jours et avait fait d'énormes sacrifices -comme se lever à l'aube ce matin au lieu de se payer la traditionnelle grasse matinée pré-apéro. Et franchement, quand par dessus le marché on arrive avec trois heures -la confusion entre 3-4 heures et ¾ d'heure était désormais définitivement ancrée dans l'esprit du magicien- de retard on fait pas trop la maligne !</text:p>
      <text:p text:style-name="Text_20_body"/>
      <text:p text:style-name="Text_20_body">Fort de tous ces arguments, Erland s'apprêta à les présenter à Astrid. Il la contre-pointa du doigt, ouvrit la bouche pour prendre une profonde inspiration et prépara sa contre argumentation. Un moment et un ange passèrent avant qu'il ne se décide à finalement parler, tout en se laissant retomber sur son siège, anéantissant les efforts fournis pour faire monter la tension.</text:p>
      <text:p text:style-name="Text_20_body"/>
      <text:p text:style-name="Text_20_body">-Tu dis ça parce que t'es en colère.</text:p>
      <text:p text:style-name="Text_20_body"/>
      <text:p text:style-name="Text_20_body">La réplique n'avait de sens que dans l'esprit déjà embrumé d'Erland, d'autant plus qu'Astrid n'était pas véritablement fâchée. Le duo fonctionnait toujours de la sorte ; d'une efficacité discutable, préférant écumer les tavernes que les tableaux de petites annonces, se cherchant des poux affectueusement de manière répétée. S'ils étaient souvent ensemble et se ressemblaient par bien des aspects, ils présentaient tout de même des différences assez marquées sur certains points : Astrid avait une pêche assez dingue, proche de l'hyperactivité, et pouvait parfois être assez lourde dans son attitude ou ses blagues. Erland, quant à lui... Erland avait cette faculté assez étrange de parfois sortir d'une conversation sans raison apparente, se déconcentrant tout seul au point de répondre complètement à côté de la plaque -quand il répondait seulement.</text:p>
      <text:p text:style-name="Text_20_body"/>
      <text:p text:style-name="Text_20_body">C'était probablement ce qu'il venait de se passer, puisque au vu de la suite de l'intervention d'Astrid, cette dernière n'était pas le moins du monde en colère. Elle haussa les épaules avant de commander sa propre pinte ainsi que deux chambres. Les deux compères trinquèrentu puis la collègue d'Erland lui résuma ce qu'elle avait réussi elle à trouver. Comme celui-ci s'y attendait, rien au sujet de leur quête de smilodons. Mais, sans surprise non plus, une liste à la place des tavernes qui avaient du potentiel pour terminer la soirée -et se terminer également- ainsi que, évidemment, d'adresses où trouver de la compagnie pour se tenir chaud cette nuit. Le temps d'une idée fugace, Erland pensa qu'à force de les écumer, les deux piliers de comptoir devraient peut-être se lancer dans l'écriture d'un livre dans lequel ils recenseraient la liste des bordels et des auberges où passer du bon temps. Quelque chose comme « le guide du Routaryon » ou un truc du genre. Il n'était pas impossible que cela soit plus rentable -et bien plus ludique- que leur activité actuelle. Le magicien se promit d'en toucher un mot à sa partenaire en rentrant puis reporta son attention sur celle-ci.</text:p>
      <text:p text:style-name="Text_20_body"/>
      <text:p text:style-name="Text_20_body">-Eheh... Je sens qu'on est pas prêts de l'avoir, notre omelette.</text:p>
      <text:p text:style-name="Text_20_body"/>
      <text:p text:style-name="Text_20_body">Erland lui lâcha un sourire complice avant de reprendre une gorgée de bière. Il paraissait un poil moins entousiaste qu'elle, et pour cause. Si le garçon n'était pas réfractaire à partager ses draps avec une inconnue, ce qu'il aimait par dessus tout c'était la séduction. Captiver l'attention de ces jeunes <text:soft-page-break/>demoiselles à l'aide de ses tours de magie ou d'histoires contées avec un air mystérieux. C'était le frisson de se sentir désiré, de voir la passion brûler au fond de leurs yeux et elles de se mordiller la lèvre, buvant ses paroles à en devenir presque aussi ivres que lui. Erland décrocha un moment, les yeux perdus dans le vague, s'imaginant déjà cette délicieuse scène. Il fut rappeler à la réalité par le rire grossier et les imitations explicites d'Astrid, et reprit une lampée. Définitivement, ce plan lui convenait. Et, comme elle l'avait dit, il y avait une -infime- chance pour qu'ils dénichent quelques informations sur les smilodons, véritable raison de leur présence ici, rappelons-le. Et sinon... eh bien, tant pis, ils reprendraient leurs recherches le lendemain. Le magicien termina son godet d'une traite et se leva dans la foulée, ne laissant même pas le temps à Astrid d'en faire de même.</text:p>
      <text:p text:style-name="Text_20_body"/>
      <text:p text:style-name="Text_20_body">-On y va ?!</text:p>
      <text:p text:style-name="P2">Juste avant que les deux aventuriers ne quitte l'auberge en quête de bonne compagnie, Astrid le gratifia d'une remarque étonnamment pertinente sur une possible concurrence. Erland lui répondit d'une moue approbatrice. Elle n'avait pas tort. La rumeur du caprice de la princesse s'était répandue comme une traînée de poudre dans la capitale, et il était fort probable que le duo doive faire face à une compétition féroce. Aussi, ils allaient devoir la jouer un peu plus subtil que ce dont ils avaient été capables jusqu'à présent s'ils ne voulaient pas voir leurs précieux cristaux s'envoler sous leurs yeux. Mais cela n'allait clairement pas les empêcher d'avoir du bon temps. Gardant cette idée dans un coin de sa tête, le garçon attrapa son chapeau, sa canne et ils partirent en direction de ce qui devait être la première d'une longue liste de tavernes.</text:p>
      <text:p text:style-name="Standard"/>
      <text:p text:style-name="Standard">Une fois arrivés, Astrid se chargea de commander à boire, avant de lui tendre un bout de papier épais plié sur lequel on devinait les traits d'une carte. Elle lui expliqua alors qu'il s'agissait d'une carte des montagnes qui leur servirait à noter les coordonnées des coins où des smilodons avaient été repérés récemment. Erland s'en saisit et la glissa dans une des nombreuses poches intérieures de sa veste en souriant doucement. Sous ses airs de m'en foutiste, la jeune femme savait ce qu'elle faisait. Les deux compères avaient beau être des fumistes alcooliques, il n'en restait pas moins que ce genre de missions était tout de même leur métier. Il ne fallait pas sous-estimer leur capacité à se débrouiller et à toujours tirer leur épingle du jeu en bons professionnels.</text:p>
      <text:p text:style-name="Standard"/>
      <text:p text:style-name="Standard">Comme si elle lisait dans ses pensées et voulait à tout prix lui donner tort, Astrid attrapa soudainement le bras de la serveuse qui venait leur apporter leurs chopes avant de lui servir un rentre-dedans d'une subtilité à toute épreuve. Étonnant comme elle arrivait encore parfois à le surprendre par sa lourdeur... En lui accordant un signe négatif de la tête et un regard faussement désapprobateur, Erland attrapa son verre et se lança en quête de ses premières victimes.</text:p>
      <text:p text:style-name="Standard"/>
      <text:p text:style-name="Standard">-Fort bien, je vous laisse donc à vos subtiles et délicates minauderies... </text:p>
      <text:p text:style-name="Standard"/>
      <text:p text:style-name="Standard">Il leur offrit un sourire et une révérence bien trop appuyés avant de tourner les talons et de s'approcher d'une table à laquelle une bande de gaillards à l'air bourru -mais éméché- était attablée. Sans attendre d'autorisation de quiconque, le magicien se saisit d'une chaise au vol et vint rejoindre le cercle de montagnards, son grand sourire toujours accroché aux lèvres.</text:p>
      <text:p text:style-name="Standard"/>
      <text:p text:style-name="Standard">-Bien le bonsoir messieurs ! Alors dites-moi, qui est prêt à parier qu'il tient mieux l'alcool que moi ?</text:p>
      <text:p text:style-name="Standard"/>
      <text:p text:style-name="Standard">[…]</text:p>
      <text:p text:style-name="Standard"/>
      <text:p text:style-name="Standard">Une barre fictive au travers du crâne, Erland se réveilla dans une position incongrue, un oreiller à l'autre bout de la pièce et un drap sens dessus dessous emmêlé entre ses jambes, elles-mêmes contorsionnées au-delà de ce qu'il pensait être capable de faire faire à son corps, en dépit de toute physique. Il lui fallut un moment pour recoller les morceaux et comprendre quelle était cette chambre qui, clairement, n'avait rien à voir avec son lit à la capitale. Les vêtements éparpillés tout autour de lui l'aidèrent à remettre ses idées en place, de même que la fille endormie à côté de lui. Eh... Petit à petit, des souvenirs refirent surface. Tout en grommelant -mais de la manière la plus silencieuse possible, le prestidigitateur se leva en essayant de provoquer le moins de remous possible pour ne pas réveiller la princesse anonyme à côté de lui, toujours plongée dans de doux rêves desquels le réveil risquait d'être douloureux... </text:p>
      <text:p text:style-name="Standard"/>
      <text:p text:style-name="Standard">Erland attrapa une chemise, la carte que lui avait remise Astrid et sortit de sa chambre pour descendre les escaliers et rejoindre la salle principale, en quête de cette dernière pour qu'ils échangent leurs découvertes de la soirée.</text:p>
      <text:p text:style-name="Standard"/>
      <text:p text:style-name="Standard">-Outch... Hey, y a quelqu'un de vivant par ici ?</text:p>
      <text:p text:style-name="P2">Apparemment, non. Personne. La grande pièce était vide de toute présence, et y régnait en maître un silence quasi absolu, uniquement troublé par les « tic, tac » réguliers de l'horloge au dessus du comptoir. Erland lâcha un « Hum... » un peu dubitatif avant de hausser les épaules. Après tout, au vu du nombre de personnes qu'ils avaient croisé durant la soirée, il n'était pas particulièrement étonnant qu'aucun d'entre eux ne soit encore levé. Quant à Astrid... Le magicien ne put retenir un ricanement en allant se chercher un café. S'il y avait eu une sorte de concours portant sur celui ou celle qui allait se lever en dernier, Erland aurait systématiquement et sans l'ombre d'un doute parié sur sa collègue, devenue maîtresse en la matière. </text:p>
      <text:p text:style-name="Standard"/>
      <text:p text:style-name="Standard">Et celle-ci de lui donner tort en déboulant alors qu'il atteignait enfin une table, tasse dans une main et carte pliée sous le bras, sa main libre se frottant les yeux avec l'espoir de le réveiller un peu plus. En vain, bien sûr. A cette heure-ci et dans l'état où il était, seule une dose de caféine en intraveineuse avait une chance -même infime- de lui faire effet. Son regard endormi se posa sur la jeune femme aux cheveux blancs avec un étonnement fort bien dissimulé -la faute à ses paupières qui refusaient catégoriquement de s'ouvrir de plus d'un ou deux millimètres. Il en viendrait presque à croire qu'elle le faisait exprès. Ou [i]pire[/i], que cela dépassait sa volonté ; comme si une force supérieure la poussait à toujours tout faire pour lui donner tort. Il devrait peut-être songer un jour à penser l'opposé de ce qu'il pensait, pour voir si ça aurait l'effet inverse ou si les contradictions seraient respectées (Vous n'avez pas compris cette phrase ? C'est normal.).</text:p>
      <text:p text:style-name="Standard"/>
      <text:p text:style-name="Standard">-Wesh.</text:p>
      <text:p text:style-name="Standard"/>
      <text:p text:style-name="Standard">En attendant, la citoyenne vint le rejoindre à sa table. Ils échangèrent le traditionnel salut sobre des gens avec une gueule de bois, économisant le plus de mots possible tant la conversation était coûteuse. Dans un échange tout aussi avare en paroles, Astrid lui présenta sa carte, qui avait été agrémentée de quelques gribouillis devant lesquels Erland se permit une moue faussement impressionnée. L'ironie était ici un peu exagérée car ce dernier n'en espérait en réalité pas autant de la part de la femme à tout faire. Il déplia enfin sa propre carte, tandis que celle-ci se levait pour aller au petit coin, dans un empressement qui ne lui ressemblait guère, lui valant un sourcil arqué et un regard particulièrement suspicieux de la part de son compère, qui ne chercha cependant pas plus que ça à comprendre et se mit à lui crier quelque chose alors qu'elle s'éloignait, le tout en appréciant une longue gorgée de son café salvateur.</text:p>
      <text:p text:style-name="Standard"/>
      <text:p text:style-name="Standard">-Eh, c'est marrant ça ! On a des zones en commun sur no....</text:p>
      <text:p text:style-name="Standard"/>
      <text:p text:style-name="Standard">-ERLAAAAAAAAAAAND !</text:p>
      <text:p text:style-name="Standard"/>
      <text:p text:style-name="Standard">Sa phrase resta suspendu à ses lèvres lorsqu'il fut interrompu par une furie qui déboula en hurlant dans la pièce. Erland se tourna vers ladite furie en clignant des yeux de manière un peu trop appuyée, tentant de comprendre qui était cette personne, et pour quel motif elle venait faire vibrer son crâne beaucoup trop fragile beaucoup trop tôt en ce lendemain de cuite. Il fronça des sourcils et finit par reconnaître le visage déformé par la haine de la belle avec qui il avait passé la nuit. Ses traits étaient méconnaissables, et il aurait presque pu trouver la transformation fascinante si elle n'avait pas été si terrifiante.</text:p>
      <text:p text:style-name="Standard"/>
      <text:p text:style-name="Standard">-Oh, ma douce ! tu es déjà réveillée ? Que me vaut tout ce... Il remarqua alors enfin qu'elle était trempée. Fuck.</text:p>
      <text:p text:style-name="Standard"/>
      <text:p text:style-name="Standard">-Ouais, fuck ! Tu peux m'expliquer ?!</text:p>
      <text:p text:style-name="Standard"/>
      <text:p text:style-name="Standard">Erland avait d'ors et déjà compris par quel coup du sort -ou de la sorcière- la jeune fille s'était retrouvée ainsi aspergée. Mais de là à réussir à se dépatouiller avec la situation... </text:p>
      <text:p text:style-name="Standard"><text:soft-page-break/></text:p>
      <text:p text:style-name="Standard">-Écoute, je sais que la situation peut paraître inconfortable, voire étrange. Mais je peux tout à fait t'expliquer. </text:p>
      <text:p text:style-name="Standard"/>
      <text:p text:style-name="Standard">Devant le scepticisme de sa conquête d'un soir, Erland ne put retenir un soupir d'exaspération. Il se frotta les tempes d'un air fatigué avant de se lever et de l'entraîner par le bras vers les toilettes. Il tambourina alors à une porte fermée sous les yeux incrédules de la demoiselle.</text:p>
      <text:p text:style-name="Standard"/>
      <text:p text:style-name="Standard">-Astriiiid ? Dis voir, je voudrais te « présenter » Charlotte...</text:p>
      <text:p text:style-name="Standard"/>
      <text:p text:style-name="Standard">-Charline.</text:p>
      <text:p text:style-name="Standard"/>
      <text:p text:style-name="Standard">-Oui, Charline. Je suis sûr que Charline et toi avez beaucoup de choses à vous raconter. Par exemple, comment le papa de Charlo...ine est un chasseur aguerri qui connaît bien les montagnes, et qui aurait croisé des smilodons lors de sa dernière partie de chasse. Et toi, tu pourrais peut-être expliquer à Charl...ine pourquoi elle est trempée, non ?</text:p>
      <text:p text:style-name="Standard"/>
      <text:p text:style-name="Standard">-C'est qui, cette Astrid ?</text:p>
      <text:p text:style-name="Standard"/>
      <text:p text:style-name="Standard">-Je... le magicien lâcha un nouveau soupir, encore plus las que les autres. Je pense que je vais retourner me coucher moi.</text:p>
      <text:p text:style-name="P2">La complainte d'Erland trouva un écho très clairement disproportionné lorsque la porte des toilettes à laquelle il était en train de tambouriner s'ouvrit avec fracas, dévoilant une Astrid aux yeux rougis et au regard larmoyant. Il n'en fallut pas plus au garçon pour comprendre qu'il n'était pas au bout de ses surprises et que la jeune femme avait décidé de pousser la plaisanterie encore plus -trop ?- loin. Le regard du magicien passa de la profonde lassitude à l'imploration en une fraction de seconde alors qu'il levait la main comme pour tenter, en vain, d'arrêter sa folie.</text:p>
      <text:p text:style-name="Standard"/>
      <text:p text:style-name="Standard">-Oh non non non, tu vas pas me faire ç...</text:p>
      <text:p text:style-name="Standard"/>
      <text:p text:style-name="Standard">Trop tard. La baffe était déjà partie et une douleur le prit soudain à la joue. Même si elle s'était retenue -vraiment, cimer hein, Astrid n'en restait pas moins une brute sans cervelle et aucun des coups qu'elle distribuait n'était inoffensif. Erland lâcha un « mpf. » agacé et serra la mâchoire avant de tourner la tête vers l'autre fille qui, bien évidemment, s'apprêtait à lui réserver le même sort. Tentant le tout pour le tout, le magicien leva les deux mains en signe d'apaisement et fit de son mieux pour la raisonner.</text:p>
      <text:p text:style-name="Standard"/>
      <text:p text:style-name="Standard">-Non, attends Charlotte...</text:p>
      <text:p text:style-name="Standard"/>
      <text:p text:style-name="Standard">-Charline.</text:p>
      <text:p text:style-name="Standard"/>
      <text:p text:style-name="Standard">-Oui, Charline. C'est pas du tout ce que tu crois, c'est juste... Le jeune homme à la chevelure argentée s'arrêta en pleine phrase, réalisant que ses chances de la convaincre étaient à peu près égales à zéro, et baissa les bras, les épaules et les paupière. Il lâcha un soupir et secoua la tête d'un air résigné. Je sais pas pourquoi je me fatigue. Vas-y, perdu pour perdu...</text:p>
      <text:p text:style-name="Standard"/>
      <text:p text:style-name="Standard">Et c'est ainsi que naquit une jolie marque de doigts rouge sur son délicat minois, ainsi que l'expression « tendre l'autre joue » qu'Erland venait d'illustrer de manière fort littérale. Continuant son cinéma d'amante meurtrie, Astrid emmena Charline vers sa chambre, non sans le couvrir au passage de nouvelles invectives toujours plus gratuites auxquelles il répondit en levant amèrement les yeux au ciel. Toujours était-il que le citoyen se retrouva planté seul au beau milieu des toilettes, une trace de main sur chaque joue. Dans un sursaut de lucidité, il réalisa qu'en plus de l'avoir humilié, jeté sous le bus et d'avoir sans aucun doute pourri sa réputation de manière irréversible dans la région, sa collègue et ô combien chère amie venait de lui piquer sa seule source d'informations et allait probablement s'approprier une nouvelle fois tous les lauriers qui auraient dû lui revenir de droit.</text:p>
      <text:p text:style-name="Standard"/>
      <text:p text:style-name="Standard">D'un autre côté, ça le libérait pour aller boire des bières à la place de bosser.</text:p>
      <text:p text:style-name="Standard"/>
      <text:p text:style-name="Standard">Erland haussa les épaules et retourna dans la salle principale de l'auberge, qui entre temps avait commencé à se peupler.</text:p>
      <text:p text:style-name="Standard"/>
      <text:p text:style-name="Standard">La journée étant encore un peu jeune pour attaquer l'alcool, le magicien n'en était qu'à sa première pinte lorsque Astrid se décida à sortir de sa chambre. Il arqua un sourcil en constatant qu'elle était carrément parée pour l'aventure ; armes, vivres et vêtements chauds, toute la panoplie d'une traqueuse de compétition. Après avoir jeté un œil sceptique à sa propre tenue -la chemise de la veille et un pantalon de pyjama, Erland lui fit une grimace faussement embarrassé en haussant les épaules. Il se leva pour venir à sa rencontre tandis qu'elle se vautrait dans une bonne humeur dont il ne connaissait que trop bien l'origine.</text:p>
      <text:p text:style-name="Standard"/>
      <text:p text:style-name="Standard">-Ouais grave, une superbe journée ! Qu'est-ce qu'on s'bidonne, tous les deux... Oh, mais attends... Tu as... un truc derrière l'oreille... </text:p>
      <text:p text:style-name="Standard"/>
      <text:p text:style-name="Standard"><text:soft-page-break/>Il tendit la main et la passa entre l'oreille et les cheveux d'Astrid -l'objet caché dans les cheveux, un grand classique de la prestidigitation- pour en extraire... rien, si ce n'était son majeur levé bien haut dans un geste obscène que vous ne voulez certainement pas apprendre à vos enfants, un grand sourire flottant à nouveau sur ses lèvres. Allez j'avoue, c'était marrant ! Laisse moi me changer et j'arrive ! Par contre j'te préviens, elle a intérêt à être en soie sauvage cette cape eheh !</text:p>
      <text:p text:style-name="Standard"/>
      <text:p text:style-name="Standard">Il disparut dans l'ombre des escaliers pour réapparaître quelques minutes plus tard, équipé d'un barda équivalent -à une cape près- à celui d'Astrid. Les deux compères échangèrent un hochement de tête entendu et se mirent en quête d'une boutique de vêtements afin de parachever son équipement. Chose faite, ils se dirigèrent à la sortie de la ville -qui était d'ailleurs également son entrée. Dernière vérification, Erland tira sa carte gribouillé d'une de ses poches intérieures et indiqua la zone qu'il avait repérée être grisée sur les plans des deux acolytes.</text:p>
      <text:p text:style-name="Standard"/>
      <text:p text:style-name="Standard">-Du coup, raconte-moi un peu ce qu'elle t'a dit, Gertrude. On va bien dans cette zone-là, c'est ça ? C'est par là que sont les tanières que les chasseurs ont repérées, aight ?</text:p>
      <text:p text:style-name="P1">Erland écouta avec un sérieux qui ne lui ressemblait guère Astrid lui exposer avec une attention tout aussi inhabituelle son plan. Au fil de la discussion, le prénom de la pauvre Charline fut massacré à plusieurs reprises, arrachant à chaque fois un sourire qu'il n'arrivait pas à contenir au jeune homme. Le plan était simple, et paraissait tout à fait capable d'être pour le coup efficace -ce qu'il se garda bien d'avouer à sa partenaire. Il fallait reconnaître que l'idée de s'habiller en blanc pour mieux se camoufler dans la neige n'était pas mauvaise du tout. Et la longue-vue permettrait de quadriller un périmètre bien plus large qu'à l’œil nu. Ainsi, l'illusionniste n'avait pas d'objection à émettre et ils se mirent en route avec bon espoir d'accomplir leur quête dans la journée.</text:p>
      <text:p text:style-name="Text_20_body"/>
      <text:p text:style-name="Text_20_body">Journée qui passa de manière assez lente, la randonnée enneigée et la scrutation méticuleuse de la montagne n'étant pas aussi fun qu'il n'y paraissait. Les deux amis suivirent scrupuleusement les indications de leurs cartes, selon ce qu'ils avaient réussi à mettre en commun. Il y en avait pour plusieurs heures avant d'atteindre la zone dans laquelle se trouvaient prétendument des smilodons. Si la promesse de la récompense n'avait pas été si motivante, Erland aurait très probablement fini par craquer et se mettre à râler après Astrid, la princesse pourrie gâtée, les smilodons et peut-être même la pauvre Charline -pour quelque raison que ce soit. Seulement voilà, il y avait beaucoup de cristaux à la clef, aussi le garçon à la chevelure argentée fit preuve de patience et chercha avec assiduité -pas question de voir leur proie leur passer sous le nez- le fameux félin des montagnes.</text:p>
      <text:p text:style-name="Text_20_body"/>
      <text:p text:style-name="Text_20_body">L'après-midi touchait à sa fin lorsque, enfin, ils eurent droit à un peu d'animation. C'était au tour d'Astrid d'avoir la longue-vue, et celle-ci s'allongea soudain dans la neige tout en pointant du doigt un vague point au loin. Devant l'excitation de la jeune femme, Erland s'accroupit à son tour à côté d'elle, mettant sa main en visière devant ses yeux pour cacher le trop brillant soleil et essayer d'y voir un peu mieux. Mais c'était peine perdue, il ne voyait qu'une tâche un peu sombre, bien trop loin pour pouvoir en discerner quoi que ce soit. Heureusement, Astrid lui tendit finalement la lunette, un grand sourire aux lèvres. Le magicien s'en saisit tout en prenant un faux air de réflexion intense.</text:p>
      <text:p text:style-name="Text_20_body"/>
      <text:p text:style-name="Text_20_body">-Lucy, Lucy... Encore une conquête ? Ah non, suis-je bête, c'est cette fausse déesse qui donne aux gens chiants de la fausse magie, c'est ça ?</text:p>
      <text:p text:style-name="Text_20_body"/>
      <text:p text:style-name="Text_20_body">Erland sourit à son tour tout en regardant par la longue-vue. La question était évidemment rhétorique. Non seulement il savait très bien qui était Lucy, mais il jouait volontairement au con en la traitant de « fausse déesse ». Astrid n'était pas étrangère à son petit jeu et il savait pertinemment qu'elle ne le prendrait pas au sérieux. En attendant, cette dernière avait raison. Il y avait bien un smilodon de sortie pas très loin. Erland rangea la lunette et les deux citoyens se mirent en route, essayant à présent au maximum d'être discrets. Après quelques minutes de marche, ils trouvèrent finalement la bête. Tapis dans les fourrés, ils observèrent alors silencieusement. Le félin semblait revenir d'une partie de chasse -plutôt fructueuse, d'après le cadavre de gibier qu'il tenait entre ses crocs. C'était une bonne chose. D'une part parce que qu'il allait par conséquent sans doute les mener directement à sa tanière, d'autre part parce que cela signifiait qu'il aurait probablement moins envie de les bouffer s'il les repérait.</text:p>
      <text:p text:style-name="Text_20_body"/>
      <text:p text:style-name="Text_20_body">La filature dura encore quelques dizaines de minutes mais finalement les deux compères arrivèrent devant ce qui ressemblait fort à l'antre du smilodon. L'animal y entra, son gibier toujours bien à l'abri dans sa puissante mâchoire. Astrid et Erland trouvèrent un nouveau buisson où se dissimuler et ainsi commença la longue attente. Il fallait maintenant patienter jusqu'à ce que le félin daigne quitter sa maison pour... Eh bien pour faire quelque chose quoi. Au bout de ce qui semblait être une éternité à ses yeux, le prestidigitateur finit par perdre patience. Le soleil était sur le point de se <text:soft-page-break/>coucher et il n'y avait pas le moindre signe de mouvement dans la caverne. Il ramassa une poignée de neige qu'il tassa pour en faire une boule bien compacte et la balança devant la tanière du smilodon. Pendant près d'une minute, le garçon balança tout ce qui lui passait sous la main ; neige, branches, cailloux... Tout ce qui avait une chance d'attirer leur cible dehors.</text:p>
      <text:p text:style-name="Text_20_body"/>
      <text:p text:style-name="Text_20_body">-Putain mais allez quoi, sors de ton trou sale matou !</text:p>
      <text:p text:style-name="Text_20_body"/>
      <text:p text:style-name="Text_20_body">Lorsque finalement, deux iris jaunes firent leur apparition au milieu du noir de la caverne, Erland ressentit un frisson d'excitation. Il regarda Astrid droit dans les yeux. Un large sourire se forma sur ses lèvres. Il l'attrapa par le bras et la balança hors de leur cachette, à découvert, à peine à quelques mètres de l'entrée de l'antre du smilodon.</text:p>
      <text:p text:style-name="Text_20_body"/>
      <text:p text:style-name="Text_20_body">-C'est gentil de ta part de te dévouer pour l'occuper ! J'espère que ça ne fait pas trop... [i]douche froide[/i].</text:p>
      <text:p text:style-name="Text_20_body"/>
      <text:p text:style-name="Text_20_body">La remarque faisait évidemment référence à l'incident de la matinée, dont il était copieusement en train de se venger. Toujours abrité -lui- dans le buisson, Erland plissa des yeux pour essayer de distinguer si le smilodon était bel et bien en train de quitter sa cachette. Il avait tout de même posé une main sur la garde de sa canne-épée, prêt à intervenir si Astrid était vraiment en danger. Mais si elle s'en sortait bien, il aurait [i]vraiment[/i] le temps d'aller subtiliser un œuf, remplissant ainsi leur mission. C'était un vrai plan ! Pas seulement une vengeance mesquine. Enfin c'était ce dont il était en train de se persuader lui-même...</text:p>
      <text:p text:style-name="P1">Pendant une seconde, Erland fut pris d'un irrépressible sentiment de culpabilité. Il venait tout de même de jeter sa meilleure -sa seule?- amie au devant d'une créature dont la réputation de prédateur n'était plus à faire. Le félin tourna sa tête vers Astrid et le magicien déglutit avec difficulté. Etait-il allé vraiment trop loin cette fois ? Les deux compères avaient certes l'habitude de se faire des crasses à longueur de journée, mais le garçon savait qu'il avait également une fâcheuse tendance à souvent réfléchir [i]après[/i] avoir agi. Cela lui avait déjà joué des tours et il allait probablement devoir se pencher sur ses problèmes d'impulsivité dans un futur proche...</text:p>
      <text:p text:style-name="Text_20_body"/>
      <text:p text:style-name="Text_20_body">Mais Astrid se mit soudain à se trémousser en criant et ses remords disparurent aussi vite qu'ils étaient apparus. C'était hilarant. Le spectacle qui se déroulait sous ses yeux était bien trop appréciable pour qu'il puisse s'en vouloir d'avoir mis en danger la vie de sa collègue (oui, Erland a une notion des priorités toute relative). La voir ainsi se débattre pour attirer l'attention de l'animal tout en restant à une distance minimum de sécurité avait de quoi lui réchauffer le cœur et toutes les promesses de diarrhées du monde ne pourraient lui enlever son plaisir. Le magicien profita un instant de la scène qui s'offrait à lui, les bras croisés et la tête légèrement penchée sur le côté. Il vit ainsi, un vague sourire aux lèvres, Astrid balancer à son tour une boule de neige sur le smilodon avant de se carapater sans demander son reste et se dépêcher de grimper sur une branche, hors de portée de son adversaire à quatre pattes. C'était juste parfait.</text:p>
      <text:p text:style-name="Text_20_body"/>
      <text:p text:style-name="Text_20_body">-Oh, tu sais... Je te fais confiance pour me faire chier. Après tout, tu es devenue maîtresse en la matière, n'est-ce pas ?</text:p>
      <text:p text:style-name="Text_20_body"/>
      <text:p text:style-name="Text_20_body">L'espace d'un instant, le fieffé farceur fut tenté de la laisser se débrouiller et de faire la sieste dans un coin. Surtout après les menaces qu'elle venait de proférer -qu'Erland avait prises très au sérieux et bien noté dans un coin de sa tête, soit dit en passant. Mais il décida finalement dans un accès de lucidité -et de charité- que la blague avait assez duré. Ils n'auraient peut-être pas de si tôt une autre occasion de subtiliser un œuf à un smilodon, et l'air de rien la situation était vraiment dangereuse. Si la branche sur laquelle elle reposait finissait par craquer, Astrid allait se retrouver vraiment dans la merde. Alors Erland se mit enfin au boulot.</text:p>
      <text:p text:style-name="Text_20_body"/>
      <text:p text:style-name="Text_20_body">En veillant à rester le plus discret possible pour ne pas attirer l'attention du félin dans sa direction, le jeune homme à la chevelure d'argent s'extirpa du buisson où il était encore abrité et se dirigea vers l'entrée de la caverne, jetant de temps à autre un coup d’œil en arrière pour vérifier qu'il était tranquille. Fort heureusement, le smilodon avait l'air bien trop occupé à picoler -ce qui, songea le garçon en souriant, en faisait un excellent compagnon pour Astrid- et il réussit à atteindre la grotte sans encombre. Une fois à l'intérieur, il prit quelques secondes. Il n'était pas exclu que l'animal ne soit pas seul, et maintenant qu'il était engagé dans cette voie, Erland n'aurait sûrement pas d'autre choix que d'affronter tout autre représentant de son espèce, alors autant se préparer un minimum, en laissant ses yeux s'habituer à l'obscurité et en gardant une main sur la garde de sa canne-épée, prêt à dégainer au moindre bruit ou mouvement suspect.</text:p>
      <text:p text:style-name="Text_20_body"/>
      <text:p text:style-name="Text_20_body">Mais il fallait croire que Lucy [i]était[/i] vraiment avec eux, au grand dam d'Erland, car celui-ci ne rencontra pas le moindre signe de vie dans la grotte. En revanche... Son visage s'illumina d'un nouveau sourire alors qu'après une petite minute de marche, il tombait sur ce qui semblait être le foyer du smilodon. Et au milieu des carcasses d'animaux, un superbe œuf qui n'attendait que lui. Le magicien se précipita pour le prendre et le glisser avec délicatesse dans son sac. L’œuf de poule était resté dans celui d'Astrid. Tant pis pour la blague. L'ancien noble fit demi-tour sans demander son reste et repartit en direction de l'extérieur. Juste avant d'atteindre la sortie, il eut une nouvelle idée <text:soft-page-break/>de plaisanterie à faire à son amie. Il prit une profonde inspiration pour réussir à imposer un air grave, presque triste, à son visage, puis sortit de la caverne.</text:p>
      <text:p text:style-name="Text_20_body"/>
      <text:p text:style-name="Text_20_body">-Tu vas pas être contente... Y avait rien !</text:p>
      <text:p text:style-name="P1">Bon. La comparse d'Erland était toujours bien accrochée à sa branche au moment où celui-ci quittait la tanière. C'était plutôt une bonne nouvelle, dans la mesure où cela signifiait qu'elle n'avait pas été dévorée vivante par un smilodon en colère durant son absence. C'était une un peu moins bonne nouvelle dans la mesure où, à en juger par la quantité et la diversité d'objets que l'animal reniflait à présent à ses pieds, elle avait dû se séparer de pas mal d'affaires à cause de sa -très bonne- blague et elle allait peut-être lui en tenir rigueur. Injustement. Dans tous les cas, le magicien ne put retenir un sourire lorsque Astrid balança ses dernières réserves de viande séchée, pour finir par le même œuf de poule qui aurait dû servir à remplacer celui du smilodon, arrachant tout de même un pincement au cœur d'Erland devant cette bonne farce perdue. La jeune femme réussit ainsi à éloigner la bestiole et à le rejoindre pour l'emmener par le bras le plus loin possible.</text:p>
      <text:p text:style-name="Text_20_body"/>
      <text:p text:style-name="Text_20_body">-Si je veux vivre ? Tu as un vrai don pour dramatiser...</text:p>
      <text:p text:style-name="Text_20_body"/>
      <text:p text:style-name="Text_20_body">Le garçon la suivit nonchalamment, un vague sourire flottant sur ses lèvres. Une autre grossière provocation. Ils savaient aussi bien l'un que l'autre que c'était complètement faux. Bien au contraire, Astrid était plutôt du genre à prendre tout un peu trop à la légère. Mais Erland était sur sa lancée d'emmerdement, et il n'allait pas s'arrêter en si bon chemin. Les deux voleurs d’œuf coururent ainsi pendant un moment, avant de s'arrêter une fois sûrs qu'ils avaient mis suffisamment de distance entre eux et le prédateur naturel. Astrid se tourna alors vers lui, un air chagriné sur le visage. Elle déplora l'absence d’œuf et lui suggéra qu'ils continuent vers une autre zone, ce à quoi le prestidigitateur s'apprêta à rétorquer que, vraiment, il était sans doute trop tard pour enchaîner, que les montagnes étaient dangereuses la nuit et qu'il en avait déjà plein pattes. Tout ça bien évidemment pour donner autant de raisons de ne pas continuer dans une quête qu'ils avaient déjà accomplie -même si elle n'était pas au courant. </text:p>
      <text:p text:style-name="Text_20_body"/>
      <text:p text:style-name="Text_20_body">Heureusement, il n'eut pas à se justifier avec véhémence car la jeune citoyenne se para soudainement d'un sourire féroce et lui enfonça le doigt dans le... torse avant de l'accuser -à raison- d'avoir feinter d'être revenu bredouille du logis du smilodon, sous prétexte qu'elle aurait fait la même blague à sa place et qu'elle le connaissait trop bien. Erland adopta son expression la plus faussement outrée, le dos d'une main sur son front, l'autre sur sa poitrine, jetant de manière très très exagérée sa tête en arrière, s'apprêtant à se lamenter avec force face au manque de confiance que son amie de toujours lui portait, après tout ce qu'ils avaient traversé ensemble. Qu'il était extrêmement blessé par ses accusations et qu'il ne comprenait pas qu'elle puisse le penser d'une telle félonie et patati et patata...</text:p>
      <text:p text:style-name="Text_20_body"/>
      <text:p text:style-name="Text_20_body">Une nouvelle fois, le garçon fut interrompu avant d'avoir pu faire étalage de sa mauvaise foi par un cri déchirant. A croire que le monde ne voulait pas -ou n'était pas prêt- qu'il fasse montre de ses talents de comédien. Tant pis. Il aurait d'autres occasions de jouer la comédie. A moins qu'il ne se fasse bouffer par un smilodon à qui l'on venait d'enlever sa progéniture. Il hocha la tête d'un air entendu à la proposition d'Astrid et les deux courageux aventuriers se mirent à nouveau à cavaler, en direction de la ville cette fois. Tout en courant, Erland ne put s'empêcher de continuer à titiller son amie.</text:p>
      <text:p text:style-name="Text_20_body"/>
      <text:p text:style-name="Text_20_body">-Tes jeux de mots sont... De pire... en pire. Les années passées à picoler et fumer avaient visiblement un effet pas ouf sur son endurance. Et tu noteras que... Tu serais... sortie... avec le même air triste... si tu n'avais... pas trouvé d’œuf.</text:p>
      <text:p text:style-name="Text_20_body"/>
      <text:p text:style-name="Text_20_body"><text:soft-page-break/>La discussion ne dura franchement pas longtemps, trop occupés que les deux casse-cou étaient à essayer de distancer la bête féroce à leurs trousses. Ils ne se retournèrent pas avant d'avoir atteint la grande porte de la Forteresse, après quoi ils restèrent plantés là pendant de longues minutes, Erland reprenant son souffle, les deux mains sur les genoux. Finalement, il parvint à parlant, articulant non sans mal.</text:p>
      <text:p text:style-name="Text_20_body"/>
      <text:p text:style-name="Text_20_body">-Je crois... Qu'on a bien mérité une petite mousse !</text:p>
      <text:p text:style-name="Text_20_body"/>
      <text:p text:style-name="Text_20_body">Astrid était bien d'accord et ils se dirigèrent d'un pas pressé mais éreinté vers une taverne -une des rares qu'ils n'avaient pas écumées la veille. Une fois confortablement installés, une pinte [strike]dans chaque[/strike] à la main et le gosier réhydraté par une gorgée salvatrice de houblon, Erland se pencha et commença à fouiller dans son sac, pour se relever quelques secondes plus tard et poser triomphalement l’œuf de smilodon sur leur table.</text:p>
      <text:p text:style-name="Text_20_body"/>
      <text:p text:style-name="Text_20_body">-Tadaaaaaaaaaaaaah ! En fait y avait bien un œuf dans la tanière du smilodon ! Je t'ai bien eue hein ? On est riches ! Exulta-t-il, probablement un poil trop fort.</text:p>
      <text:p text:style-name="Text_20_body"/>
      <text:p text:style-name="Text_20_body">A quelques tablées de là, deux types à l'air patibulaire levèrent la tête dans leur direction, un soudain intérêt pour la scène au fond de leurs yeux. Vu leur bronzage, ils n'étaient pas du coin non plus...</text:p>
      <text:p text:style-name="P1">Astrid le connaissait trop bien pour être tombée dans le piège grossier d'Erland. Elle savait déjà qu'il avait en fait trouvé un œuf de smilodon malgré ses dires. Et lui savait bien entendu qu'elle savait déjà. Et il la soupçonnait de savoir qu'il savait qu'elle savait. La chaîne s'arrêtait là, puisque cette dernière déduction n'était en réalité qu'une suspicion. Et c'est fort dommage car cela aurait pu continuer ainsi pendant longtemps. En attendant, sa consœur joua sympathiquement le jeu en exagérant grandement sa réaction à la vue de l’œuf. Et en criant à peu près aussi fort que lui. Cette fois-ci, les deux sale types se levèrent de table pour venir dans leur direction avec des intentions assez clairement inamicales.</text:p>
      <text:p text:style-name="Text_20_body"/>
      <text:p text:style-name="Text_20_body">-Ah, fichtre. Tu crois qu'on aurait dû être un peu plus discrets ? </text:p>
      <text:p text:style-name="Text_20_body"/>
      <text:p text:style-name="Text_20_body">Le magicien observa sa collègue se lever pour aller s'interposer devant les deux balourds, tout en continuant à siroter sa bière. Il lâcha tout de même une moue faussement impressionnée devant sa quelque peu risible tentative de les intimider. C'est bien, Astrid, c'est bien. Mais bon, il font quand même chacun une tête de plus que toi. Et ils ont des bras larges comme tes cuisses. Ceci étant dit, Erland connaissait assez sa partenaire pour savoir qu'elle n'aurait sans doute aucun mal à se débarrasser de deux lourdauds dans le genre. Il avait eu suffisamment d'occasions d'assister à une démonstration de ses compétences martiales -assez étonnantes pour une si jeune femme, soit dit en passant. A moins qu'ils ne soient eux-même des gardes ou des assassins entraînés, notre intrépide duo devrait largement avoir le dessus dans l'affrontement. Mais si on se fiait uniquement au physique, il était difficile d'en arriver à cette conclusion.</text:p>
      <text:p text:style-name="Text_20_body"/>
      <text:p text:style-name="Text_20_body">-Et te laisser tout le fun ? Tu rêves ma p'tite !</text:p>
      <text:p text:style-name="Text_20_body"/>
      <text:p text:style-name="Text_20_body">L'homme à tout faire grimaça en entendant le dernier jeu de mot horrifiant d'Astrid puis avala ce qu'il restait de sa pinte d'une traite avant de se lever à son tour. Avec des gestes aussi lents que posés, Erland retira son chapeau qu'il posa sur le coin de sa chaise, remonta les manches de sa chemise et attrapa sa canne-épée. Il ne la dégaina cependant pas. Pas question de verser le sang dans un établissement qui servait de la si bonne bière ! Et surtout, ils avaient déjà assez d'ennuis comme ça. Embrocher un type dans une taverne n'était probablement pas une super idée pour se faire oublier. Le prestidigitateur vint ensuite se placer à côté de sa collègue.</text:p>
      <text:p text:style-name="Text_20_body"/>
      <text:p text:style-name="Text_20_body">-J'apprécie l'effort. Sincèrement. Mais par pitié, vraiment, arrête les jeux de mots. Quant à vous... Il se tourna vers leurs deux assaillants. Attendre que d'autres gars fassent le boulot et leur voler tout le mérite, c'est un peu [i]notre[/i] truc... Du coup on va pas vraiment pouvoir vous laisser faire, m'voyez ?</text:p>
      <text:p text:style-name="Text_20_body"/>
      <text:p text:style-name="Text_20_body">Évidemment, la menace n'eut aucun effet sur les mercenaires, à part peut-être les énerver encore un peu plus. En même temps, Erland n'aurait pas apprécié être taxé de plagiat non plus. A moins que ce ne soit pas ça ? En tout cas, l'un des deux hommes chargea dans sa direction. Comme prévu, ils n'étaient pas des foudres de guerre. Leur puissance brute ne leur serait absolument d'aucune utilité contre des chevronnés de la rixe comme l'étaient les deux compères. Le magicien fit simplement un pas de côté pour éviter la charge, tout en tendant sa canne devant lui. Son adversaire la heurta du pied et, emporté par son élan, se retrouver projeté en avant... Sa face rencontrant dans un bruit sourd le coin d'une table, arrachant une grimace de douleur même à Erland. Celui-ci lui asséna tout de même un violent coup de canne sur le crâne. Pour la forme. Puis il pointa triomphalement son arme dans la direction de l'homme au sol.</text:p>
      <text:p text:style-name="Text_20_body"><text:soft-page-break/></text:p>
      <text:p text:style-name="Text_20_body">-Bouyah ! Ça t'apprendra à plagier notre mode opératoire ! C'est ce qu'on appelle tuer un maraudage dans l’œuf !</text:p>
      <text:p text:style-name="Text_20_body"/>
      <text:p text:style-name="Text_20_body">Il fit tournoyer victorieusement sa canne pour venir la reposer sur son épaule dans une pose qu'il pensait épique. Ce faisant, le bout du bâton vint heurter l’œuf sur la table. Il roula. S'approcha dangereusement du bord. Chuta. Et vint lamentablement s'exploser par terre. Erland blêmit.</text:p>
      <text:p text:style-name="Text_20_body"/>
      <text:p text:style-name="Text_20_body">-Aïeaaaaah... Well. Tu sais ce qu'on dit hein ; On fait pas d'omelette sans casser des œufs. J'imagine.</text:p>
      <text:p text:style-name="Text_20_body"/>
      <text:p text:style-name="Text_20_body">Terrible.</text:p>
      <text:p text:style-name="P1">Son affligeante tentative de détendre l'atmosphère après sa boulette ne semblait pas avoir amadoué Astrid. Le magicien prit un air un peu penaud, mais ne put s'empêcher de grimacer railleusement devant la variété d'expressions -et de couleurs, à ce niveau-là- qui s'emparaient à tour de rôle du visage de sa collègue. Il savait que se moquer d'elle dans cette situation n'était probablement pas l'idée du siècle -il pouvait à tout moment prendre une méga rouste- mais ne pouvait s'en empêcher. Erland finit par rire franchement quand la femme à tout faire lui demanda s'il s'agissait d'un de ses tours de passe-passe. Le garçon ouvrit les bras pour désigner la carcasse d’œuf, un sourire mal dissimulé sur le visage.</text:p>
      <text:p text:style-name="Text_20_body"/>
      <text:p text:style-name="Text_20_body">-Et tadaaaaah !</text:p>
      <text:p text:style-name="Text_20_body"/>
      <text:p text:style-name="Text_20_body">Son sourire s'estompa finalement de son visage sous la menace d'Astrid de l'émasculer et son faciès reprit un air sérieux tandis que cette dernière se jetait dramatiquement sur les restes de l'embryon de smilodon. Après tout, Erland n'était pas [i]content[/i] d'avoir explosé l'œuf, malgré les apparences. L'ancien noble voulait lui aussi terminer cette foutue mission et rentrer à la maison pour chercher leurs cristaux et reprendre une vie normale. La chute fatale était un accident -qu'il aurait certes pu éviter en faisant un poil plus attention, mais un accident tout de même- et il était dégoûté de devoir grosso merdo tout recommencer à zéro. Il s'approcha doucement d'Astrid et posa une main sur son épaule tout en retirant son chapeau pour venir l'apposer sur sa poitrine avec un air solennel.</text:p>
      <text:p text:style-name="Text_20_body"/>
      <text:p text:style-name="Text_20_body">-Pauvre petit ange parti trop tôt...</text:p>
      <text:p text:style-name="Text_20_body"/>
      <text:p text:style-name="Text_20_body">Difficile de savoir où se trouvait véritablement la limite de leur impertinence. Même après un tel désastre, ni l'un, ni l'autre n'avait pu s'empêcher de faire le con. Mais bon, il ne fallait pas se leurrer : les deux compères avaient beau dédramatiser autant qu'ils voulaient, ils étaient bel et bien de retour à la case départ -à peu de choses près. Astrid suggéra alors qu'ils cuisinent l’œuf histoire que celui-ci ne soit pas entièrement perdu. « Faute de grive, on mange des smilodons » comme le disait l'expression, n'est-ce pas ? Même si l’œuf n'était pas au top de sa forme, ils pourraient sans doute effectivement en faire quelque chose. Erland s'accroupit aux côtés de son amie et se saisit délicatement de la coquille au sol.</text:p>
      <text:p text:style-name="Text_20_body"/>
      <text:p text:style-name="Text_20_body">-Laisse, je gère. Je vais voir avec le cuistot de l'auberge si y a moyen d'en faire quelque chose. Je te dois bien ça !</text:p>
      <text:p text:style-name="Text_20_body"/>
      <text:p text:style-name="Text_20_body">Pour une fois, l'ancien noble était sincère. Il se sentait tout de même légèrement coupable d'avoir explosé leur promesse de richesse et voulait se racheter. Erland se dirigea donc vers le comptoir et attrapa au vol le tenancier qui passait par là. Il lui expliqua rapidement la situation, sans rentrer dans les détails -on ne l'y reprendrait pas à deux fois, et lui demanda s'il y avait un moyen de sauver ce qu'il restait de leur butin, argumentant qu'il paierait bien évidemment son plat le cas échéant. Le barman réfléchit un moment, puis s'éclipsa dans l'arrière-salle -là où se trouvait vraisemblablement la cuisine- avant de revenir accompagné d'un homme coiffé d'une grande toque, suscitant l'apparition d'un sourire sur le visage du magicien. Le nouveau venu se saisit de l’œuf avant de repartir dans l'autre sens.</text:p>
      <text:p text:style-name="Text_20_body"/>
      <text:p text:style-name="Text_20_body">-T'inquiète, bonhomme ! C'est pas tous les jours que j'ai l'occasion de faire une omelette de smilodon ! Tu m'en diras des nouvelles !</text:p>
      <text:p text:style-name="Text_20_body"><text:soft-page-break/></text:p>
      <text:p text:style-name="Text_20_body">-Merci beaucoup ! On peut pu grand chose pour celui-ci mais vous avez peut-être au moins sauvé mes œufs à moi...</text:p>
      <text:p text:style-name="Text_20_body"/>
      <text:p text:style-name="Text_20_body">Le cuisinier ricana sans vraiment comprendre avant de disparaître dans l'embrasure de la porte. Une voix retentit alors juste à côté d'Erland, qui tourna la tête pour se retrouver face à un vieux monsieur, assis au comptoir, penché dans sa direction. Un peu trop près, soit dit en passant.</text:p>
      <text:p text:style-name="Text_20_body"/>
      <text:p text:style-name="Text_20_body">-Excusez-moi, je n'ai pas pu m'empêcher d'entendre votre conversation.</text:p>
      <text:p text:style-name="Text_20_body"/>
      <text:p text:style-name="Text_20_body">-Écouter plutôt, non ? L'inconnu ignora la pique.</text:p>
      <text:p text:style-name="Text_20_body"/>
      <text:p text:style-name="Text_20_body">-J'ai mangé de l'omelette de smilodon il y a des années de cela, et j'ai adoré ! J'aimerais tellement en manger à nouveau !</text:p>
      <text:p text:style-name="Text_20_body"/>
      <text:p text:style-name="Text_20_body">-... Et ? L'incita à continuer Erland, qui voyait d'un œil mauvais la direction que prenait cette conversation.</text:p>
      <text:p text:style-name="Text_20_body"/>
      <text:p text:style-name="Text_20_body">-... Eh bien, malheureusement les smilodons se font rares, et je suis trop vieux pour aller les chasser moi-même. J'ai entendu -espionné -que vous en commandiez une... Si vous vouliez bien m'en laisser un bout...</text:p>
      <text:p text:style-name="Text_20_body"/>
      <text:p text:style-name="Text_20_body">-Oh, boy.</text:p>
      <text:p text:style-name="Text_20_body"/>
      <text:p text:style-name="Text_20_body">-Je vous serais extrêmement reconnaissant.</text:p>
      <text:p text:style-name="Text_20_body"/>
      <text:p text:style-name="Text_20_body">-Hum. Désolé, vieux, mais ça va pas être possible. T'as pas idée de ce que cette omelette représente.</text:p>
      <text:p text:style-name="Text_20_body"/>
      <text:p text:style-name="Text_20_body">-Oh... il fouilla dans la besace qui pendait à son épaule. Et même si je vous donne ceci en échange ? C'est un œuf de gloot.</text:p>
      <text:p text:style-name="Text_20_body"/>
      <text:p text:style-name="Text_20_body">-Un œuf de... ? Qu'est-ce que tu veux que je foute d'un... Une idée germa dans son esprit. Wait. Le garçon réfléchit un instant puis un large sourire étira ses lèvres. Il tendit une main dans sa direction. Marché conclu. La moitié de mon omelette contre ton œuf. </text:p>
      <text:p text:style-name="Text_20_body"/>
      <text:p text:style-name="Text_20_body">Le visage de l'homme s'illumina et il lui serra prestement la main. Le cuisinier ne tarda pas à revenir, une superbe omelette présentée sur une non moins belle assiette entre les mains. Quelques cristaux changèrent de bourse, un œuf changea de main et ladite omelette fut coupée en deux, comme convenu. Et voilà Erland qui revenait tout sourire vers sa partenaire, plat en main.</text:p>
      <text:p text:style-name="Text_20_body"/>
      <text:p text:style-name="Text_20_body">-Astriiiiiiiiiid... J'ai deux bonnes nouvelles pour toi ! La première, c'est que le cuistot nous a fait une <text:soft-page-break/>petite merveille avec feu smilodinou. Il lui tendit l'assiette. Tiens, tout chaud des cuisines ! Et la deuxième, c'est que ce type là-bas m'a filé un autre œuf de smilodon, comme ça ! C'est dingue hein ?! Tout est bien qui finit bien, eheh. Ne me demande pas ce qu'il s'est passé, j'ai tout géré. Pas la peine d'en savoir plus, tout ce qui compte c'est qu'on ait notre œuf, n'est-ce pas ? Ahah... Allez, bon appétit !</text:p>
      <text:p text:style-name="Text_20_body"/>
      <text:p text:style-name="Text_20_body">Oui allô, la brigade du mensonge en carton ? Ce serait pour signaler un crime. Ouais, un récidiviste en pl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9-12-14T15:50:56.07</meta:creation-date>
    <dc:date>2020-01-29T20:42:20.84</dc:date>
    <meta:editing-duration>PT13H31M39S</meta:editing-duration>
    <meta:editing-cycles>693</meta:editing-cycles>
    <meta:generator>OpenOffice/4.1.1$Win32 OpenOffice.org_project/411m6$Build-9775</meta:generator>
    <dc:creator>Théo </dc:creator>
    <meta:document-statistic meta:table-count="0" meta:image-count="0" meta:object-count="0" meta:page-count="22" meta:paragraph-count="137" meta:word-count="9213" meta:character-count="54565"/>
  </office:meta>
</office:document-meta>
</file>